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A000001A47CDF4142D8A2BA60.jpg" manifest:media-type="image/jpeg"/>
  <manifest:file-entry manifest:full-path="Pictures/10000000000001EB000001A9975EBDE31B8A3E40.jpg" manifest:media-type="image/jpeg"/>
  <manifest:file-entry manifest:full-path="Pictures/10000000000001F80000018B1C03E3342482BBCC.jpg" manifest:media-type="image/jpeg"/>
  <manifest:file-entry manifest:full-path="Pictures/10000001000004B00000041A6231A1B1392F03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8cm" svg:stroke-color="#000000" draw:marker-start-width="0.32cm" draw:marker-end="Triangle" draw:marker-end-width="0.42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a7074b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a7074b" draw:marker-start-width="0.275cm" draw:marker-end-width="0.275cm" draw:fill="solid" draw:fill-color="#e16173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9" style:family="graphic" style:parent-style-name="objectwithoutfill">
      <style:graphic-properties svg:stroke-width="0.04cm" svg:stroke-color="#000000" draw:marker-start="Triangle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0" style:family="graphic" style:parent-style-name="objectwithoutfill">
      <style:graphic-properties svg:stroke-width="0.04cm" svg:stroke-color="#000000" draw:marker-start="" draw:marker-start-width="0.15cm" draw:marker-end="Triangle" draw:marker-end-width="0.15cm" svg:stroke-linecap="round" draw:fill="none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svg:stroke-width="0.04cm" svg:stroke-color="#000000" draw:marker-start="Triangle" draw:marker-start-width="0.15cm" draw:marker-end="" draw:marker-end-width="0.15cm" svg:stroke-linecap="round" draw:fill="none" draw:textarea-vertical-align="middle" fo:padding-top="0.145cm" fo:padding-bottom="0.145cm" fo:padding-left="0.27cm" fo:padding-right="0.27cm"/>
    </style:style>
    <style:style style:name="gr12" style:family="graphic" style:parent-style-name="objectwithoutfill">
      <style:graphic-properties svg:stroke-width="0.04cm" svg:stroke-color="#706e0c" draw:marker-start-width="0.26cm" draw:marker-end-width="0.26cm" svg:stroke-linecap="round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4cm" fo:min-width="0.8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359cm" fo:min-width="0.604cm"/>
    </style:style>
    <style:style style:name="gr16" style:family="graphic" style:parent-style-name="objectwithoutfill">
      <style:graphic-properties svg:stroke-width="0.3cm" svg:stroke-color="#729fcf" draw:marker-start-width="0.65cm" draw:marker-end="Triangle" draw:marker-end-width="0.75cm" svg:stroke-linecap="round" draw:fill="none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41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395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2cm" fo:min-width="2.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71cm"/>
      <style:paragraph-properties style:writing-mode="lr-tb"/>
    </style:style>
    <style:style style:name="gr21" style:family="graphic" style:parent-style-name="standard">
      <style:graphic-properties draw:stroke="none" draw:fill="none" fo:min-height="0.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solid" draw:fill-color="#e16173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style:text-properties fo:color="#706e0c" loext:opacity="100%" fo:font-size="8pt" style:font-size-asian="8pt" style:font-size-complex="8pt"/>
    </style:style>
    <style:style style:name="P9" style:family="paragraph">
      <loext:graphic-properties draw:fill="none" draw:fill-color="#ffffff"/>
      <style:text-properties fo:color="#706e0c" loext:opacity="100%" fo:font-size="8pt" style:font-size-asian="8pt" style:font-size-complex="8pt"/>
    </style:style>
    <style:style style:name="P10" style:family="paragraph">
      <style:text-properties fo:font-size="8pt" style:font-size-asian="8pt" style:font-size-complex="8pt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P12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706e0c" loext:opacity="100%" fo:font-size="8pt" style:font-size-asian="8pt" style:font-size-complex="8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006cm" svg:height="4.886cm" svg:x="4.167cm" svg:y="4.259cm">
          <draw:image xlink:href="Pictures/10000000000001EA000001A47CDF4142D8A2BA60.jpg" xlink:type="simple" xlink:show="embed" xlink:actuate="onLoad" draw:mime-type="image/jpeg">
            <text:p/>
          </draw:image>
        </draw:frame>
        <draw:frame draw:style-name="gr1" draw:text-style-name="P1" draw:layer="layout" svg:width="6.82cm" svg:height="5.115cm" svg:x="2.181cm" svg:y="2.365cm">
          <draw:image xlink:href="Pictures/10000000000001EB000001A9975EBDE31B8A3E40.jpg" xlink:type="simple" xlink:show="embed" xlink:actuate="onLoad" draw:mime-type="image/jpeg">
            <text:p/>
          </draw:image>
        </draw:frame>
        <draw:g>
          <draw:line draw:style-name="gr2" draw:text-style-name="P2" draw:layer="layout" svg:x1="12.511cm" svg:y1="17.188cm" svg:x2="12.511cm" svg:y2="9.188cm">
            <text:p/>
          </draw:line>
          <draw:line draw:style-name="gr2" draw:text-style-name="P2" draw:layer="layout" svg:x1="12.511cm" svg:y1="17.188cm" svg:x2="20.511cm" svg:y2="17.188cm">
            <text:p/>
          </draw:line>
          <draw:custom-shape draw:style-name="gr3" draw:text-style-name="P3" draw:layer="layout" svg:width="0.25cm" svg:height="0.25cm" svg:x="16.011cm" svg:y="11.18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6.011cm" svg:y="10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6.761cm" svg:y="10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7.511cm" svg:y="11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7.761cm" svg:y="12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25cm" svg:height="0.25cm" svg:x="15.511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5.011cm" svg:y="11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4.261cm" svg:y="10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6.261cm" svg:y="12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761cm" svg:y="12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7.011cm" svg:y="11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5.261cm" svg:y="10.43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6.761cm" svg:y="12.938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8.011cm" svg:y="12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8.511cm" svg:y="13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7.261cm" svg:y="13.1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8.011cm" svg:y="13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cm" svg:height="0.25cm" svg:x="17.261cm" svg:y="12.1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5cm" svg:height="0.25cm" svg:x="13.161cm" svg:y="12.7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4.761cm" svg:y="14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511cm" svg:y="14.4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4.761cm" svg:y="15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6.261cm" svg:y="15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5.511cm" svg:y="16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011cm" svg:y="15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4.011cm" svg:y="15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511cm" svg:y="16.4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261cm" svg:y="13.1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761cm" svg:y="13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3.011cm" svg:y="13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4.011cm" svg:y="14.1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25cm" svg:height="0.25cm" svg:x="14.761cm" svg:y="13.9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5cm" svg:height="0.25cm" svg:x="14.011cm" svg:y="14.938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2.005cm" svg:height="0.645cm" draw:transform="rotate (1.5707963267949) translate (11.578cm 11.358cm)">
            <draw:text-box>
              <text:p text:style-name="P6"><text:span text:style-name="T1">Feature 2</text:span></text:p>
            </draw:text-box>
          </draw:frame>
          <draw:frame draw:style-name="gr7" draw:text-style-name="P7" draw:layer="layout" svg:width="2.005cm" svg:height="0.645cm" svg:x="18.341cm" svg:y="17.355cm">
            <draw:text-box>
              <text:p text:style-name="P6"><text:span text:style-name="T1">Feature 1</text:span></text:p>
            </draw:text-box>
          </draw:frame>
          <draw:frame draw:style-name="gr7" draw:text-style-name="P9" draw:layer="layout" svg:width="2.957cm" svg:height="0.569cm" draw:transform="rotate (-0.734609082164413) translate (12.834cm 10.22cm)">
            <draw:text-box>
              <text:p text:style-name="P8"><text:span text:style-name="T2">Optimal hyperplane</text:span></text:p>
            </draw:text-box>
          </draw:frame>
          <draw:line draw:style-name="gr8" draw:text-style-name="P2" draw:layer="layout" svg:x1="13.174cm" svg:y1="9.851cm" svg:x2="20.017cm" svg:y2="16.026cm">
            <text:p/>
          </draw:line>
          <draw:line draw:style-name="gr8" draw:text-style-name="P2" draw:layer="layout" svg:x1="11.813cm" svg:y1="11.299cm" svg:x2="18.656cm" svg:y2="17.474cm">
            <text:p/>
          </draw:line>
          <draw:line draw:style-name="gr9" draw:text-style-name="P2" draw:layer="layout" svg:x1="16.045cm" svg:y1="15.104cm" svg:x2="17.353cm" svg:y2="13.653cm">
            <text:p/>
          </draw:line>
          <draw:line draw:style-name="gr10" draw:text-style-name="P2" draw:layer="layout" svg:x1="14.973cm" svg:y1="12.796cm" svg:x2="15.625cm" svg:y2="12.072cm">
            <text:p/>
          </draw:line>
          <draw:line draw:style-name="gr11" draw:text-style-name="P2" draw:layer="layout" svg:x1="14.885cm" svg:y1="14.069cm" svg:x2="15.537cm" svg:y2="13.345cm">
            <text:p/>
          </draw:line>
          <draw:line draw:style-name="gr12" draw:text-style-name="P2" draw:layer="layout" svg:x1="12.526cm" svg:y1="10.6cm" svg:x2="19.369cm" svg:y2="16.775cm">
            <text:p/>
          </draw:line>
          <draw:g>
            <draw:custom-shape draw:style-name="gr13" draw:text-style-name="P3" draw:layer="layout" svg:width="1.353cm" svg:height="0.65cm" svg:x="16.521cm" svg:y="14.37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1" draw:layer="layout" svg:width="1.747cm" svg:height="0.878cm" svg:x="16.346cm" svg:y="14.236cm">
              <draw:text-box>
                <text:p text:style-name="P10"><text:span text:style-name="T3">Maximum </text:span></text:p>
                <text:p text:style-name="P10"><text:span text:style-name="T3">margin</text:span></text:p>
              </draw:text-box>
            </draw:frame>
          </draw:g>
          <draw:g>
            <draw:custom-shape draw:style-name="gr15" draw:text-style-name="P3" draw:layer="layout" svg:width="1.104cm" svg:height="0.609cm" svg:x="14.257cm" svg:y="12.85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1" draw:layer="layout" svg:width="1.522cm" svg:height="0.878cm" svg:x="14.065cm" svg:y="12.723cm">
              <draw:text-box>
                <text:p text:style-name="P10"><text:span text:style-name="T3">Support</text:span></text:p>
                <text:p text:style-name="P10"><text:span text:style-name="T3">vectors</text:span></text:p>
              </draw:text-box>
            </draw:frame>
          </draw:g>
        </draw:g>
        <draw:line draw:style-name="gr16" draw:text-style-name="P2" draw:layer="layout" svg:x1="17.124cm" svg:y1="8.844cm" svg:x2="17.124cm" svg:y2="10.038cm">
          <text:p/>
        </draw:line>
        <draw:frame draw:style-name="gr1" draw:text-style-name="P1" draw:layer="layout" svg:width="6.803cm" svg:height="5.102cm" svg:x="0.564cm" svg:y="0.527cm">
          <draw:image xlink:href="Pictures/10000000000001F80000018B1C03E3342482BBCC.jpg" xlink:type="simple" xlink:show="embed" xlink:actuate="onLoad" draw:mime-type="image/jpeg">
            <text:p/>
          </draw:image>
        </draw:frame>
        <draw:g>
          <draw:line draw:style-name="gr2" draw:text-style-name="P2" draw:layer="layout" svg:x1="12.16cm" svg:y1="8.449cm" svg:x2="12.16cm" svg:y2="0.449cm">
            <text:p/>
          </draw:line>
          <draw:line draw:style-name="gr2" draw:text-style-name="P2" draw:layer="layout" svg:x1="12.16cm" svg:y1="8.449cm" svg:x2="20.16cm" svg:y2="8.449cm">
            <text:p/>
          </draw:line>
          <draw:custom-shape draw:style-name="gr3" draw:text-style-name="P3" draw:layer="layout" svg:width="0.25cm" svg:height="0.25cm" svg:x="15.66cm" svg:y="2.44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5.66cm" svg:y="1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41cm" svg:y="1.9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7.16cm" svg:y="2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7.41cm" svg:y="3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5.16cm" svg:y="3.1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4.66cm" svg:y="2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3.91cm" svg:y="1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5.91cm" svg:y="3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41cm" svg:y="3.6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66cm" svg:y="2.6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4.91cm" svg:y="1.6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6.41cm" svg:y="4.199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custom-shape draw:style-name="gr3" draw:text-style-name="P3" draw:layer="layout" svg:width="0.25cm" svg:height="0.25cm" svg:x="17.66cm" svg:y="3.9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8.16cm" svg:y="4.6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91cm" svg:y="4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7.66cm" svg:y="4.9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3" draw:layer="layout" svg:width="0.25cm" svg:height="0.25cm" svg:x="16.91cm" svg:y="3.4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25cm" svg:height="0.25cm" svg:x="12.81cm" svg:y="4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4.41cm" svg:y="6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16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4.41cm" svg:y="7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5.91cm" svg:y="7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5.16cm" svg:y="7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2.66cm" svg:y="6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66cm" svg:y="6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16cm" svg:y="7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2.91cm" svg:y="4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41cm" svg:y="4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2.66cm" svg:y="4.9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66cm" svg:y="5.4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4.41cm" svg:y="5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0.25cm" svg:height="0.25cm" svg:x="13.66cm" svg:y="6.1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7" draw:layer="layout" svg:width="2.005cm" svg:height="0.645cm" draw:transform="rotate (1.5707963267949) translate (11.227cm 2.619cm)">
            <draw:text-box>
              <text:p text:style-name="P6"><text:span text:style-name="T1">Feature 2</text:span></text:p>
            </draw:text-box>
          </draw:frame>
          <draw:frame draw:style-name="gr18" draw:text-style-name="P7" draw:layer="layout" svg:width="2.005cm" svg:height="0.645cm" svg:x="17.99cm" svg:y="8.616cm">
            <draw:text-box>
              <text:p text:style-name="P6"><text:span text:style-name="T1">Feature 1</text:span></text:p>
            </draw:text-box>
          </draw:frame>
          <draw:line draw:style-name="gr12" draw:text-style-name="P2" draw:layer="layout" svg:x1="12.41cm" svg:y1="1.699cm" svg:x2="20.16cm" svg:y2="7.027cm">
            <text:p/>
          </draw:line>
          <draw:line draw:style-name="gr12" draw:text-style-name="P2" draw:layer="layout" svg:x1="11.91cm" svg:y1="3.588cm" svg:x2="20.41cm" svg:y2="5.949cm">
            <text:p/>
          </draw:line>
          <draw:line draw:style-name="gr12" draw:text-style-name="P2" draw:layer="layout" svg:x1="13.66cm" svg:y1="1.199cm" svg:x2="16.66cm" svg:y2="8.199cm">
            <text:p/>
          </draw:line>
          <draw:line draw:style-name="gr12" draw:text-style-name="P2" draw:layer="layout" svg:x1="11.91cm" svg:y1="2.449cm" svg:x2="17.66cm" svg:y2="8.199cm">
            <text:p/>
          </draw:line>
          <draw:g>
            <draw:custom-shape draw:style-name="gr19" draw:text-style-name="P3" draw:layer="layout" svg:width="2.92cm" svg:height="0.502cm" svg:x="15.988cm" svg:y="5.8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0" draw:text-style-name="P9" draw:layer="layout" svg:width="3.21cm" svg:height="0.569cm" svg:x="15.855cm" svg:y="5.781cm">
              <draw:text-box>
                <text:p text:style-name="P8"><text:span text:style-name="T2">Possible hyperplanes</text:span></text:p>
              </draw:text-box>
            </draw:frame>
          </draw:g>
          <draw:frame draw:style-name="gr21" draw:text-style-name="P12" draw:layer="layout" svg:width="0.893cm" svg:height="0.57cm" svg:x="19.523cm" svg:y="5.307cm">
            <draw:text-box>
              <text:p><text:span text:style-name="T2">H1</text:span></text:p>
            </draw:text-box>
          </draw:frame>
          <draw:frame draw:style-name="gr21" draw:text-style-name="P12" draw:layer="layout" svg:width="0.893cm" svg:height="0.57cm" svg:x="19.484cm" svg:y="6.246cm">
            <draw:text-box>
              <text:p><text:span text:style-name="T2">H2</text:span></text:p>
            </draw:text-box>
          </draw:frame>
          <draw:frame draw:style-name="gr21" draw:text-style-name="P12" draw:layer="layout" svg:width="0.893cm" svg:height="0.57cm" svg:x="17.243cm" svg:y="7.477cm">
            <draw:text-box>
              <text:p><text:span text:style-name="T2">H3</text:span></text:p>
            </draw:text-box>
          </draw:frame>
          <draw:frame draw:style-name="gr21" draw:text-style-name="P12" draw:layer="layout" svg:width="0.893cm" svg:height="0.57cm" svg:x="15.781cm" svg:y="7.781cm">
            <draw:text-box>
              <text:p><text:span text:style-name="T2">H4</text:span></text:p>
            </draw:text-box>
          </draw:frame>
        </draw:g>
        <draw:line draw:style-name="gr16" draw:text-style-name="P2" draw:layer="layout" svg:x1="10.396cm" svg:y1="3.835cm" svg:x2="11.715cm" svg:y2="3.835cm">
          <text:p/>
        </draw:line>
        <draw:frame draw:style-name="gr1" draw:text-style-name="P1" draw:layer="layout" svg:width="10.217cm" svg:height="7.565cm" svg:x="0.793cm" svg:y="9.489cm">
          <draw:image xlink:href="Pictures/10000001000004B00000041A6231A1B1392F036F.png" xlink:type="simple" xlink:show="embed" xlink:actuate="onLoad" draw:mime-type="image/png">
            <text:p/>
          </draw:image>
        </draw:frame>
        <draw:line draw:style-name="gr16" draw:text-style-name="P2" draw:layer="layout" svg:x1="11.848cm" svg:y1="12.737cm" svg:x2="10.654cm" svg:y2="12.73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4T10:01:38.734000000</meta:creation-date>
    <dc:date>2022-08-04T13:43:04.350000000</dc:date>
    <meta:editing-duration>PT3H36M54S</meta:editing-duration>
    <meta:editing-cycles>25</meta:editing-cycles>
    <meta:generator>LibreOffice/7.2.7.2$Windows_X86_64 LibreOffice_project/8d71d29d553c0f7dcbfa38fbfda25ee34cce99a2</meta:generator>
    <meta:document-statistic meta:object-count="107"/>
  </office:meta>
</office:document-meta>
</file>